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15.51pt"/>
    </style:style>
    <style:style style:name="co3" style:family="table-column">
      <style:table-column-properties fo:break-before="auto" style:column-width="163.5pt"/>
    </style:style>
    <style:style style:name="co4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122.26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6" table:default-cell-style-name="ce7"/>
        <table:table-column table:style-name="co5" table:number-columns-repeated="1019" table:default-cell-style-name="ce7"/>
        <table:table-row table:style-name="ro1">
          <table:table-cell table:style-name="ce2" office:value-type="string" calcext:value-type="string">
            <text:p>Platform URI</text:p>
          </table:table-cell>
          <table:table-cell table:style-name="ce2" office:value-type="string" calcext:value-type="string">
            <text:p>Platform has &lt;relationship&gt; Sensor</text:p>
          </table:table-cell>
          <table:table-cell table:style-name="ce2" office:value-type="string" calcext:value-type="string">
            <text:p>Sensor URI</text:p>
          </table:table-cell>
          <table:table-cell table:style-name="ce10" office:value-type="string" calcext:value-type="string">
            <text:p>Sensor has &lt;relationship&gt; 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los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palsa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airs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msre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aqua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odi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ura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o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coriolis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windSat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08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0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1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2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3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4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5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ats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sa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gomo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eri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ipa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ra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ciamachy_limb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ciamachy_nadi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ami_sar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ami_scat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atsr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ra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ers2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ami_sar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ers2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ami_scat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ts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gome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r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A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B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C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D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Y-3F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1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ms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2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ms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3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ms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fo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gfor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goes_08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goes_09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goes_09_bk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goes_10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goes_10_SA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goes_11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goes_12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goes_12_SA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goes_13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goes_14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goes_15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tansoCa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tansoFt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himawari-6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ja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icesat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gla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1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poseidon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2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poseidon3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1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2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3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4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4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tm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5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5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tm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7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etmplu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8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ol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8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tir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10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11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8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9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OpA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gome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ias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OpB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gome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ias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OpC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gome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ias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imbus7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mm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6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7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8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8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9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10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0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1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2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3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4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5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5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5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msub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6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6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6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msub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7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7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7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msub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8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8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9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9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osiri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m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rbview2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seaWiF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parasol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polde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cisat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ceFt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4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vegetation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5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hr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5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vegetation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aste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modi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opexPoseidon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ssalt</text:p>
          </table:table-cell>
          <table:table-cell table:style-name="ce9" office:value-type="string" calcext:value-type="string">
            <text:p>hasPlatform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plat_trmm</text:p>
          </table:table-cell>
          <table:table-cell table:style-name="ce8" office:value-type="string" calcext:value-type="string">
            <text:p>hasSensor</text:p>
          </table:table-cell>
          <table:table-cell table:style-name="ce3" office:value-type="string" calcext:value-type="string">
            <text:p>sens_t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terraSar_X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sarX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tandem_X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sarX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tsx_ng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sarX</text:p>
          </table:table-cell>
          <table:table-cell table:style-name="ce9" office:value-type="string" calcext:value-type="string">
            <text:p>hasPlatform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 calcext:value-type="string">
            <text:p>plat_envisat</text:p>
          </table:table-cell>
          <table:table-cell table:style-name="ce9" office:value-type="string" calcext:value-type="string">
            <text:p>hasSensor</text:p>
          </table:table-cell>
          <table:table-cell table:style-name="ce5" office:value-type="string" calcext:value-type="string">
            <text:p>sens_sciamachy 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lat_saral</text:p>
          </table:table-cell>
          <table:table-cell table:style-name="ce9" office:value-type="string" calcext:value-type="string">
            <text:p>hasSensor</text:p>
          </table:table-cell>
          <table:table-cell table:style-name="ce6" office:value-type="string" calcext:value-type="string">
            <text:p>sens_altika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61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2:04:09.83392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5.2.3.5$MacOSX_X86_64 LibreOffice_project/83adc9c35c74e0badc710d981405858b1179a327</meta:generator>
    <meta:initial-creator>Authorised User</meta:initial-creator>
    <meta:creation-date>2015-10-29T15:32:23Z</meta:creation-date>
    <dc:date>2016-11-28T12:04:59.960962000</dc:date>
    <meta:editing-cycles>11</meta:editing-cycles>
    <meta:editing-duration>PT43M20S</meta:editing-duration>
    <meta:document-statistic meta:table-count="3" meta:cell-count="520" meta:object-count="0"/>
  </office:meta>
</office:document-meta>
</file>